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T1" style:family="text">
      <style:text-properties style:text-position="super 58%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2a6099" fo:language="zxx" fo:country="none" style:language-asian="zxx" style:country-asian="none" style:language-complex="zxx" style:country-complex="none"/>
    </style:style>
    <style:style style:name="T4" style:family="text">
      <style:text-properties fo:color="#c9211e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schatology 101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Chapter 1</text:p>
              </text:list-item>
              <text:list-item>
                <text:p text:style-name="P1">Moving Parts Need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cm" svg:y="14.13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urse Goa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at verses are used for what end-times characteristics</text:p>
              </text:list-item>
              <text:list-item>
                <text:p>Parts of God's previous revelation which one's end-time views must not contradict</text:p>
              </text:list-item>
              <text:list-item>
                <text:p>The covena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ssembly requir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re are parts you need in order for any <text:line-break/>end-times worldview to be possible</text:p>
              </text:list-item>
              <text:list-item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he best way to disprove a vie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s to show the view does not meet its own standa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hat standard do all Christians hopefully hav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od's new revelation will not contradict<text:line-break/>His previous reve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venan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he Old Testa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ad 3 people groups</text:p>
                <text:list>
                  <text:list-item>
                    <text:p>The Gentiles</text:p>
                  </text:list-item>
                  <text:list-item>
                    <text:p>National Israel (Romans 9:6)</text:p>
                  </text:list-item>
                  <text:list-item>
                    <text:p>True Israel (the faithful remnant) <text:line-break/>1 Kings 19:18, Romans 2:28-29, Gal 3:16,2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he New Testamen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New Covenant Church (Greek: ekklesia)</text:p>
                <text:list>
                  <text:list-item>
                    <text:p>Composed of the true Israel of God<text:line-break/>and saved Gentiles</text:p>
                  </text:list-item>
                  <text:list-item>
                    <text:p>Acts 2:41<text:line-break/>"So then, those who had received his word were baptized; and that day there were added about three thousand souls."</text:p>
                  </text:list-item>
                  <text:list-item>
                    <text:p>What were they added to?<text:line-break/>The people of God.<text:line-break/>The ekklesia of Go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hat is Israel?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The Church is not national Israel</text:p>
              </text:list-item>
              <text:list-item>
                <text:p text:style-name="P2">The true Israel is not national Israel</text:p>
              </text:list-item>
              <text:list-item>
                <text:p text:style-name="P2">At Pentecost, the Church was composed of mostly true Israel</text:p>
              </text:list-item>
              <text:list-item>
                <text:p text:style-name="P2">Now the Church is mostly Gentiles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omans 11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2">Romans 11 says that the time of national Israel coming to Christ in a major way is tied to Christ's 2<text:span text:style-name="T1">nd</text:span> coming.</text:p>
              </text:list-item>
              <text:list-item>
                <text:p text:style-name="P2">The olive tree was true Israel the whole time</text:p>
              </text:list-item>
              <text:list-item>
                <text:p text:style-name="P2">There is no 2<text:span text:style-name="T1">nd</text:span> tree</text:p>
              </text:list-item>
              <text:list-item>
                <text:p text:style-name="P2">Christian Gentiles were grafted in to become part of the true Israel</text:p>
              </text:list-item>
              <text:list-item>
                <text:p text:style-name="P2">National(unbelieving) Israel are the branches which were cut of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ntinued...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Galatians 3:7-8<text:line-break/><text:span text:style-name="T2">7. "</text:span><text:span text:style-name="T3">so know that </text:span><text:span text:style-name="T4">those who are of faith</text:span><text:span text:style-name="T3">, those </text:span><text:span text:style-name="T4">are sons of Abraham</text:span><text:span text:style-name="T2">."</text:span><text:span text:style-name="T2"><text:line-break/></text:span><text:span text:style-name="T2">8. "</text:span><text:span text:style-name="T3">And the Scripture, </text:span><text:span text:style-name="T4">foreseeing that God would justify the Gentiles by faith</text:span><text:span text:style-name="T3">, proclaimed the gospel beforehand to Abraham, [saying], "</text:span><text:span text:style-name="T4">ALL THE NATIONS WILL BE BLESSED IN YOU</text:span><text:span text:style-name="T3">."</text:span><text:span text:style-name="T2">"</text:span></text:p>
            <text:list text:style-name="L2">
              <text:list-item>
                <text:p><text:span text:style-name="T2"><text:line-break/>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 or 2 covenant peoples of God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'Andale Sans UI', 'Arial Unicode MS'" style:font-family-generic-asian="swiss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8pt" fo:language="zxx" fo:country="none" fo:font-weight="bold" style:font-family-asian="'Andale Sans UI', 'Arial Unicode MS'" style:font-family-generic-asian="swiss" style:font-pitch-asian="variable" style:font-size-asian="18pt" style:language-asian="zxx" style:country-asian="none" style:font-weight-asian="bold" style:font-family-complex="Arial" style:font-family-generic-complex="swiss" style:font-pitch-complex="variable" style:font-size-complex="18pt" style:language-complex="zxx" style:country-complex="none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fo:font-family="Arial" style:font-family-generic="swiss" style:font-pitch="variable" fo:font-size="16pt" fo:language="zxx" fo:country="none" fo:font-weight="bold" style:font-family-asian="'Andale Sans UI', 'Arial Unicode MS'" style:font-family-generic-asian="swiss" style:font-pitch-asian="variable" style:font-size-asian="16pt" style:language-asian="zxx" style:country-asian="none" style:font-weight-asian="bold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font-family="Arial" style:font-family-generic="swiss" style:font-pitch="variable" fo:font-size="14pt" fo:language="zxx" fo:country="none" fo:font-weight="bold" style:font-family-asian="'Andale Sans UI', 'Arial Unicode MS'" style:font-family-generic-asian="swiss" style:font-pitch-asian="variable" style:font-size-asian="14pt" style:language-asian="zxx" style:country-asian="none" style:font-weight-asian="bold" style:font-family-complex="Arial" style:font-family-generic-complex="swiss" style:font-pitch-complex="variable" style:font-size-complex="14pt" style:language-complex="zxx" style:country-complex="none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font-family="Arial" style:font-family-generic="swiss" style:font-pitch="variable" fo:font-size="13pt" fo:language="zxx" fo:country="none" fo:font-style="italic" fo:font-weight="bold" style:font-family-asian="'Andale Sans UI', 'Arial Unicode MS'" style:font-family-generic-asian="swiss" style:font-pitch-asian="variable" style:font-size-asian="13pt" style:language-asian="zxx" style:country-asian="none" style:font-style-asian="italic" style:font-weight-asian="bold" style:font-family-complex="Arial" style:font-family-generic-complex="swiss" style:font-pitch-complex="variable" style:font-size-complex="13pt" style:language-complex="zxx" style:country-complex="none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fo:font-family="Arial" style:font-family-generic="swiss" style:font-pitch="variable" fo:font-size="11.5pt" fo:language="zxx" fo:country="none" fo:font-weight="bold" style:font-family-asian="'Andale Sans UI', 'Arial Unicode MS'" style:font-family-generic-asian="swiss" style:font-pitch-asian="variable" style:font-size-asian="11.5pt" style:language-asian="zxx" style:country-asian="none" style:font-weight-asian="bold" style:font-family-complex="Arial" style:font-family-generic-complex="swiss" style:font-pitch-complex="variable" style:font-size-complex="11.5pt" style:language-complex="zxx" style:country-complex="none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fo:font-family="Arial" style:font-family-generic="swiss" style:font-pitch="variable" fo:font-size="11.5pt" fo:language="zxx" fo:country="none" fo:font-style="italic" fo:font-weight="bold" style:font-family-asian="'Andale Sans UI', 'Arial Unicode MS'" style:font-family-generic-asian="swiss" style:font-pitch-asian="variable" style:font-size-asian="11.5pt" style:language-asian="zxx" style:country-asian="none" style:font-style-asian="italic" style:font-weight-asian="bold" style:font-family-complex="Arial" style:font-family-generic-complex="swiss" style:font-pitch-complex="variable" style:font-size-complex="11.5pt" style:language-complex="zxx" style:country-complex="none" style:font-style-complex="italic" style:font-weight-complex="bold"/>
    </style:style>
    <style:style style:name="Bullets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Numbering_20_Symbols" style:display-name="Numbering Symbols" style:family="graphic">
      <style:paragraph-properties style:text-autospace="none"/>
      <style:text-properties fo:color="#000000" fo:font-weight="normal" style:font-weight-complex="normal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family-complex="Tahoma" style:font-family-generic-complex="swiss" style:font-size-complex="12pt" style:language-complex="zxx" style:country-complex="none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language="zxx" fo:country="none" style:language-asian="zxx" style:country-asian="none" style:font-family-complex="Tahoma" style:font-family-generic-complex="swiss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fo:font-family="Arial" style:font-family-generic="swiss" style:font-pitch="variable" fo:font-size="16pt" fo:language="zxx" fo:country="none" fo:font-weight="bold" style:font-family-asian="'Andale Sans UI', 'Arial Unicode MS'" style:font-family-generic-asian="swiss" style:font-pitch-asian="variable" style:font-size-asian="16pt" style:language-asian="zxx" style:country-asian="none" style:font-weight-asian="bold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fo:font-family="Arial" style:font-family-generic="swiss" style:font-pitch="variable" fo:font-size="16pt" fo:language="zxx" fo:country="none" fo:font-weight="bold" style:font-family-asian="'Andale Sans UI', 'Arial Unicode MS'" style:font-family-generic-asian="swiss" style:font-pitch-asian="variable" style:font-size-asian="16pt" style:language-asian="zxx" style:country-asian="none" style:font-weight-asian="bold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3DT16H34M15S</meta:editing-duration>
    <meta:editing-cycles>74</meta:editing-cycles>
    <meta:generator>OpenOffice/4.1.14$Win32 OpenOffice.org_project/4114m1$Build-9811</meta:generator>
    <dc:date>2023-10-02T14:39:15.46</dc:date>
    <dc:creator>Josh </dc:creator>
    <meta:document-statistic meta:object-count="69"/>
  </office:meta>
</office:document-meta>
</file>